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0"/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camco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amco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amco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float" office:value="1">
            <text:p>1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float" office:value="2">
            <text:p>2</text:p>
          </table:table-cell>
          <table:table-cell table:style-name="ce14" table:number-columns-repeated="249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9">
          <table:table-cell table:style-name="Default" table:number-columns-repeated="3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3">
          <table:table-cell table:style-name="Default" table:number-columns-repeated="3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2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>
          <table:table-cell table:style-name="Default" table:number-columns-repeated="3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camco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amco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amco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float" office:value="1">
            <text:p>1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float" office:value="2">
            <text:p>2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10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float" office:value="3">
            <text:p>3</text:p>
          </table:table-cell>
          <table:table-cell table:style-name="ce14" table:number-columns-repeated="249"/>
        </table:table-row>
        <table:table-row table:style-name="ro1" table:number-rows-repeated="9">
          <table:table-cell table:style-name="Default" table:number-columns-repeated="3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3">
          <table:table-cell table:style-name="Default" table:number-columns-repeated="3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2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>
          <table:table-cell table:style-name="Default" table:number-columns-repeated="3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style-name="ce4" table:number-columns-repeated="3"/>
          <table:table-cell table:style-name="Default"/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'3'.A58:'3'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3">05/23/2009</text:date>, <text:time>20:5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5-23T20:55:39</dc:date>
    <dc:language>de-DE</dc:language>
    <meta:editing-cycles>12</meta:editing-cycles>
    <meta:editing-duration>PT00H50M29S</meta:editing-duration>
    <dc:creator>Tom Bennellick</dc:creator>
    <meta:document-statistic meta:table-count="2" meta:cell-count="186" meta:object-count="0"/>
    <meta:user-defined meta:name="Info 1"/>
    <meta:user-defined meta:name="Info 2"/>
    <meta:user-defined meta:name="Info 3"/>
    <meta:user-defined meta:name="Info 4"/>
  </office:meta>
</office:document-meta>
</file>